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21-09-15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21-08-10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21-07-12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21-06-17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5928" calcext:value-type="float">
            <text:p>42.0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21-06-15 23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0088" calcext:value-type="float">
            <text:p>44.90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21-05-20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21-04-13 22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21-03-03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21-02-18 22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21-01-13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20-12-02 18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20-11-03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20-10-15 17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20-09-16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20-08-26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20-07-23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20-06-24 2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20-05-28 23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20-04-28 2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20-02-20 21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20-01-14 2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9-11-22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9-10-08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2152" calcext:value-type="float">
            <text:p>41.6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9-09-23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9-08-13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9-07-11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9-06-19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9-05-09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9-04-18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7288" calcext:value-type="float">
            <text:p>41.5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9-03-19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9-02-27 23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9-01-31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8-12-19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7288" calcext:value-type="float">
            <text:p>41.5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8-11-29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8-10-25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5952" calcext:value-type="float">
            <text:p>41.5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8-09-27 21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8-08-29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8-07-25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8-06-29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5952" calcext:value-type="float">
            <text:p>41.5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8-06-14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8-05-30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8-04-23 21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8-03-28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8-02-27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8-02-01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7-12-22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7-11-29 0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7-10-30 22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7-09-27 23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7-08-30 23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7-07-25 22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7-06-27 22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7-05-23 22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7-04-21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7-03-28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7-02-17 0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1048" calcext:value-type="float">
            <text:p>41.1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7-01-18 23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6-12-13 0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6-11-09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6-10-13 2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6-09-14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6-08-18 20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6-07-14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6-06-23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6-05-19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6-04-28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6-03-17 22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6-02-18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6-01-21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5-12-14 23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6872" calcext:value-type="float">
            <text:p>41.2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5-11-24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5-10-29 22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2488" calcext:value-type="float">
            <text:p>41.2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5-09-22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5-08-20 20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2008" calcext:value-type="float">
            <text:p>41.2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5-07-23 2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5-06-25 20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5-06-17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5-05-28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5-04-24 2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5-03-25 22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5-02-25 21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5-01-14 22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4-12-16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4-11-19 22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4-10-22 21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4-09-24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4-08-27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4-08-04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4-06-19 2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4-04-15 2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4-03-27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3-10-14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3-09-17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3-08-13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3-05-15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3-04-17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3-03-13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3-02-14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5328" calcext:value-type="float">
            <text:p>41.1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2-12-17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2-10-16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2-09-04 14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2-05-10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2-04-16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2-03-15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2-02-14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2-01-11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8064" calcext:value-type="float">
            <text:p>40.8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1-10-17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1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1-06-16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1-05-11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1-03-17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0-12-13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0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0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0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0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0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0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0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0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172" calcext:value-type="float">
            <text:p>40.4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0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172" calcext:value-type="float">
            <text:p>40.4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0-02-08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10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9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172" calcext:value-type="float">
            <text:p>40.4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9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9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2" calcext:value-type="float">
            <text:p>40.4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9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9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9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9-06-12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7232" calcext:value-type="float">
            <text:p>40.3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9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9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2848" calcext:value-type="float">
            <text:p>40.3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9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9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9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8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8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8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8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7984" calcext:value-type="float">
            <text:p>40.2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8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8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7984" calcext:value-type="float">
            <text:p>40.2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8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8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8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8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8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8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7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7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7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7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7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7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7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7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7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9592" calcext:value-type="float">
            <text:p>40.1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7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7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7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6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6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6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6-06-20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7608" calcext:value-type="float">
            <text:p>40.2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6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4288" calcext:value-type="float">
            <text:p>40.4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5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8192" calcext:value-type="float">
            <text:p>40.3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5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5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5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172" calcext:value-type="float">
            <text:p>40.4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5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7336" calcext:value-type="float">
            <text:p>40.4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5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4288" calcext:value-type="float">
            <text:p>40.4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5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4184" calcext:value-type="float">
            <text:p>40.3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5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9424" calcext:value-type="float">
            <text:p>40.3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5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616" calcext:value-type="float">
            <text:p>40.3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5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5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4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4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4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0864" calcext:value-type="float">
            <text:p>40.4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4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8568" calcext:value-type="float">
            <text:p>40.3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4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172" calcext:value-type="float">
            <text:p>40.4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4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4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2576" calcext:value-type="float">
            <text:p>40.4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4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9528" calcext:value-type="float">
            <text:p>40.4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4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472" calcext:value-type="float">
            <text:p>40.3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4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4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3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5144" calcext:value-type="float">
            <text:p>40.3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3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4664" calcext:value-type="float">
            <text:p>40.3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3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3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1136" calcext:value-type="float">
            <text:p>40.3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3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3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3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3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3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3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3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3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3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2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2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2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9528" calcext:value-type="float">
            <text:p>40.4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2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2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2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2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8296" calcext:value-type="float">
            <text:p>40.4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2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2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8296" calcext:value-type="float">
            <text:p>40.4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2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2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2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1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1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1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1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1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1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1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0864" calcext:value-type="float">
            <text:p>40.4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1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2096" calcext:value-type="float">
            <text:p>40.3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1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9528" calcext:value-type="float">
            <text:p>40.4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1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616" calcext:value-type="float">
            <text:p>40.3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1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472" calcext:value-type="float">
            <text:p>40.3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1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9424" calcext:value-type="float">
            <text:p>40.3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0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5144" calcext:value-type="float">
            <text:p>40.3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0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7232" calcext:value-type="float">
            <text:p>40.3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0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616" calcext:value-type="float">
            <text:p>40.3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0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1136" calcext:value-type="float">
            <text:p>40.3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0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7232" calcext:value-type="float">
            <text:p>40.3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0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8568" calcext:value-type="float">
            <text:p>40.3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0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952" calcext:value-type="float">
            <text:p>40.3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0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0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0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0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0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0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7088" calcext:value-type="float">
            <text:p>39.9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2000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9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9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9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9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9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9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9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9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9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96" calcext:value-type="float">
            <text:p>40.0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9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9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9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8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1032" calcext:value-type="float">
            <text:p>40.2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8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1136" calcext:value-type="float">
            <text:p>40.3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8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9424" calcext:value-type="float">
            <text:p>40.3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8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8192" calcext:value-type="float">
            <text:p>40.3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8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9904" calcext:value-type="float">
            <text:p>40.3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8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9528" calcext:value-type="float">
            <text:p>40.4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8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8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8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8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8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8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616" calcext:value-type="float">
            <text:p>40.3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8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7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3432" calcext:value-type="float">
            <text:p>40.4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7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7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7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7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7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7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7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7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7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7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6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6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6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6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6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6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6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6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6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6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6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3368" calcext:value-type="float">
            <text:p>40.6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6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5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5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5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5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4808" calcext:value-type="float">
            <text:p>40.7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5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3472" calcext:value-type="float">
            <text:p>40.7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5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8712" calcext:value-type="float">
            <text:p>40.7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5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3472" calcext:value-type="float">
            <text:p>40.7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5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9192" calcext:value-type="float">
            <text:p>40.7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5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5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5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3848" calcext:value-type="float">
            <text:p>40.6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4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4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5496" calcext:value-type="float">
            <text:p>40.9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4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4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4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4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7584" calcext:value-type="float">
            <text:p>40.8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4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4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7208" calcext:value-type="float">
            <text:p>40.9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4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4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4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4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4848" calcext:value-type="float">
            <text:p>41.0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4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3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3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3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3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3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184" calcext:value-type="float">
            <text:p>41.0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3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96" calcext:value-type="float">
            <text:p>41.0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3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3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3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3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3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3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2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9672" calcext:value-type="float">
            <text:p>40.8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2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2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2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2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18" calcext:value-type="float">
            <text:p>41.0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2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2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2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2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2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18" calcext:value-type="float">
            <text:p>41.0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2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2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1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1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1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1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1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1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1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1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1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1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1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1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18" calcext:value-type="float">
            <text:p>41.0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1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0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96" calcext:value-type="float">
            <text:p>41.0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0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0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0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90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9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9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9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472" calcext:value-type="float">
            <text:p>40.3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9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9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9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9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7984" calcext:value-type="float">
            <text:p>40.2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9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9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9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8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8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8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8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2848" calcext:value-type="float">
            <text:p>40.3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8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8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8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8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8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8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8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8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7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7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652" calcext:value-type="float">
            <text:p>40.7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7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7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7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7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7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7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7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7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7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404" calcext:value-type="float">
            <text:p>39.9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7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6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6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6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6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6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1264" calcext:value-type="float">
            <text:p>39.8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6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0528" calcext:value-type="float">
            <text:p>40.8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6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7232" calcext:value-type="float">
            <text:p>40.3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6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616" calcext:value-type="float">
            <text:p>40.3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6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6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6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5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5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5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5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1032" calcext:value-type="float">
            <text:p>40.2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5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5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5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5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5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5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4584" calcext:value-type="float">
            <text:p>39.7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5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2016" calcext:value-type="float">
            <text:p>39.7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5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2392" calcext:value-type="float">
            <text:p>39.7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4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2392" calcext:value-type="float">
            <text:p>39.7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4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2016" calcext:value-type="float">
            <text:p>39.7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4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4584" calcext:value-type="float">
            <text:p>39.7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2618119423701</text:p>
          </table:table-cell>
          <table:table-cell office:value-type="string" calcext:value-type="string">
            <text:p>1984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1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96" meta:object-count="0"/>
    <meta:user-defined meta:name="AppVersion">3.0</meta:user-defined>
  </office:meta>
</office:document-meta>
</file>